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9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1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2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3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4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5" style:family="paragraph" style:parent-style-name="Standard">
      <style:paragraph-properties fo:text-align="center" style:justify-single-word="false"/>
      <style:text-properties officeooo:rsid="00264426" officeooo:paragraph-rsid="00264426"/>
    </style:style>
    <style:style style:name="P16" style:family="paragraph" style:parent-style-name="Standard">
      <style:paragraph-properties fo:text-align="start" style:justify-single-word="false"/>
      <style:text-properties officeooo:rsid="00264426" officeooo:paragraph-rsid="00264426"/>
    </style:style>
    <style:style style:name="P17" style:family="paragraph" style:parent-style-name="Standard">
      <style:paragraph-properties fo:text-align="start" style:justify-single-word="false"/>
      <style:text-properties officeooo:rsid="0026e3a6" officeooo:paragraph-rsid="0026e3a6"/>
    </style:style>
    <style:style style:name="P18" style:family="paragraph" style:parent-style-name="Standard">
      <style:paragraph-properties fo:text-align="start" style:justify-single-word="false"/>
      <style:text-properties officeooo:rsid="002790bd" officeooo:paragraph-rsid="002790bd"/>
    </style:style>
    <style:style style:name="P19" style:family="paragraph" style:parent-style-name="Standard">
      <style:paragraph-properties fo:text-align="start" style:justify-single-word="false"/>
      <style:text-properties officeooo:rsid="002858b6" officeooo:paragraph-rsid="002858b6"/>
    </style:style>
    <style:style style:name="P20" style:family="paragraph" style:parent-style-name="Standard">
      <style:paragraph-properties fo:text-align="start" style:justify-single-word="false"/>
      <style:text-properties officeooo:rsid="002a0354" officeooo:paragraph-rsid="002a0354"/>
    </style:style>
    <style:style style:name="P21" style:family="paragraph" style:parent-style-name="Standard">
      <style:paragraph-properties fo:text-align="start" style:justify-single-word="false"/>
      <style:text-properties officeooo:rsid="002b6367" officeooo:paragraph-rsid="002b6367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9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amos a seguir esto para el login https://www.bezkoder.com/angular-jwt-authentication/#Overview_of_Angular_8_JWT_Authentication_example</text:p>
      <text:p text:style-name="P10"/>
      <text:p text:style-name="P8">Dia <text:span text:style-name="T2">4</text:span></text:p>
      <text:p text:style-name="P11">Angular ya hace el login, hace la request, recibe token con usuario y el token y lo guardo.</text:p>
      <text:p text:style-name="P11">Tambien hacemos logout.</text:p>
      <text:p text:style-name="P11"/>
      <text:p text:style-name="P11">Siguiente va a ser hacer formulario de registro y que usuario acceda a los metodos pasandole su token del cual se extraera su info.</text:p>
      <text:p text:style-name="P11"/>
      <text:p text:style-name="P12">Al llamar al autentificacion de token, siempre comprobara que el toen este correcto y insertera en el req.user el usuario actual.</text:p>
      <text:p text:style-name="P12"/>
      <text:p text:style-name="P13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3"/>
      <text:p text:style-name="P15">Dia 5</text:p>
      <text:p text:style-name="P16">Ya obtenemos la validacion de que el nickname, email y telefono es unico en el formulario de registro. Por ahora sale un window.alert, en el futuro queremos que aparezca como los demas campos.</text:p>
      <text:p text:style-name="P16"/>
      <text:p text:style-name="P16">Tras registrarnos mostramos mensaje de exito y redirigimos a profile.</text:p>
      <text:p text:style-name="P16"/>
      <text:p text:style-name="P17">Hemos creado un servicio que injectaremos en nuestros componentes que nos permite hacer redirecciones inyectando mensajes entre componentes.</text:p>
      <text:p text:style-name="P17"/>
      <text:p text:style-name="P18">Controlar redireccion cuando se mete en profile.</text:p>
      <text:p text:style-name="P18">Vamos a implementar un guard para proteger nuestras rutas con canActivate. Este vera si el usuario tiene el token, si no lo tiene redirige a la pagina que queramos.</text:p>
      <text:p text:style-name="P18"/>
      <text:p text:style-name="P19">Cambiar el tokenstorageservice por el user service que pedira una direccion que le hara renew del token.</text:p>
      <text:p text:style-name="P19">En los interceptors tenemos uno que inyecta el JWT.</text:p>
      <text:p text:style-name="P19"/>
      <text:p text:style-name="P20">Hemos añadido un poco de estilo. Mensajes al registrarse y loguearse. Empezamos a crear el metodo mediante el cual, haciendo peticion post, obtenemos los usuarios con ese nickname.</text:p>
      <text:p text:style-name="P20"/>
      <text:p text:style-name="P21">Hecho en el servidor, hay que hacerlo en el cliente. Navbar, insertaremos el form.busqueda dentro como componente aparte,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16T21:33:15.532588662</dc:date>
    <meta:editing-duration>PT5H25M8S</meta:editing-duration>
    <meta:editing-cycles>6</meta:editing-cycles>
    <meta:document-statistic meta:table-count="0" meta:image-count="1" meta:object-count="0" meta:page-count="2" meta:paragraph-count="28" meta:word-count="405" meta:character-count="2505" meta:non-whitespace-character-count="2127"/>
  </office:meta>
</office:document-meta>
</file>